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#ffff00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3"/>
        <table:table-row table:style-name="ro1">
          <table:table-cell table:number-columns-repeated="4"/>
          <table:table-cell office:value-type="string" calcext:value-type="string">
            <text:p>zasilacz07_CK-9</text:p>
          </table:table-cell>
          <table:table-cell office:value-type="string" calcext:value-type="string">
            <text:p>zasilacz08_CK-6</text:p>
          </table:table-cell>
          <table:table-cell office:value-type="string" calcext:value-type="string">
            <text:p>zasilacz09_bez_naklejk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enda</text:p>
          </table:table-cell>
          <table:table-cell office:value-type="string" calcext:value-type="string">
            <text:p>Czas 1</text:p>
          </table:table-cell>
          <table:table-cell office:value-type="string" calcext:value-type="string">
            <text:p>Czas 2</text:p>
          </table:table-cell>
          <table:table-cell office:value-type="string" calcext:value-type="string">
            <text:p>Czas 3</text:p>
          </table:table-cell>
          <table:table-cell office:value-type="string" calcext:value-type="string">
            <text:p>Wynik 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?M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?M\r\n\n\rRev 3.05 RSTL 15-300 Serial 97J-7929\r\n\nCommand&gt;</text:p>
          </table:table-cell>
          <table:table-cell table:style-name="ce4" office:value-type="string" calcext:value-type="string">
            <text:p>?M\r\n\n\rRev 3.05 RSTL 15-300 Serial 97J-7931\r\n\nCommand&gt;</text:p>
          </table:table-cell>
          <table:table-cell table:style-name="ce4" office:value-type="string" calcext:value-type="string">
            <text:p>?M\r\n\n\rRev 3.05 RSTL 7.5-300 Serial 97H-7004\r\n\nCommand&gt;</text:p>
          </table:table-cell>
        </table:table-row>
        <table:table-row table:style-name="ro1">
          <table:table-cell office:value-type="string" calcext:value-type="string">
            <text:p>?C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C\r\n\n\rPCurrent = 0.000 Amps\r\n\nComman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CX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?CX\r\n\n\rPCurrent = 000\r\n\nComman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670" calcext:value-type="float">
            <text:p>670</text:p>
          </table:table-cell>
          <table:table-cell office:value-type="float" office:value="709" calcext:value-type="float">
            <text:p>70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C\r\n\n\rCurrent = 0.00 Amps \r\n\nCommand&gt;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CX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579" calcext:value-type="float">
            <text:p>579</text:p>
          </table:table-cell>
          <table:table-cell table:style-name="ce4" office:value-type="string" calcext:value-type="string">
            <text:p>MCX\r\n\n\rCurrent = 0006\r\n\nCommand&gt;</text:p>
          </table:table-cell>
          <table:table-cell table:number-columns-repeated="2" table:style-name="ce4" office:value-type="string" calcext:value-type="string">
            <text:p>MCX\r\n\n\rCurrent = 0000\r\n\nCommand&gt;</text:p>
          </table:table-cell>
        </table:table-row>
        <table:table-row table:style-name="ro1">
          <table:table-cell table:style-name="ce2" office:value-type="string" calcext:value-type="string">
            <text:p>PCnn.n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4" office:value-type="string" calcext:value-type="string">
            <text:p>PC0.2\r\n\n\r\r\n\nCommand&gt;</text:p>
          </table:table-cell>
          <table:table-cell table:style-name="ce4" office:value-type="string" calcext:value-type="string">
            <text:p>PC0.2\r\n\n\rok\r\n\nCommand&gt;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formula="of:=[.B2]/[.B3]" office:value-type="float" office:value="533.333333333333" calcext:value-type="float">
            <text:p>533.333333333333</text:p>
          </table:table-cell>
          <table:table-cell office:value-type="string" calcext:value-type="string">
            <text:p>byte / 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table:formula="of:=[.B5]/1000" office:value-type="float" office:value="0.002" calcext:value-type="float">
            <text:p>0.0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6]*[.B4]" office:value-type="float" office:value="1.06666666666667" calcext:value-type="float">
            <text:p>1.06666666666667</text:p>
          </table:table-cell>
          <table:table-cell office:value-type="string" calcext:value-type="string">
            <text:p>byte(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0:32:29.199678000</meta:creation-date>
    <dc:date>2025-06-06T14:33:56.089837210</dc:date>
    <meta:editing-duration>PT4H1M20S</meta:editing-duration>
    <meta:editing-cycles>18</meta:editing-cycles>
    <meta:generator>LibreOffice/24.2.7.2$Linux_X86_64 LibreOffice_project/420$Build-2</meta:generator>
    <meta:document-statistic meta:table-count="2" meta:cell-count="55" meta:object-count="0"/>
  </office:meta>
</office:document-meta>
</file>